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27F04DA46F.png" manifest:media-type="image/png"/>
  <manifest:file-entry manifest:full-path="Pictures/1000000000000276000001170C811FD1.gif" manifest:media-type="image/gif"/>
  <manifest:file-entry manifest:full-path="Pictures/1000000000000008000000089EFC5B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421cm" svg:height="2.81cm" svg:x="1.135cm" svg:y="2.016cm">
          <draw:image xlink:href="Pictures/1000000000000276000001170C811FD1.gif" xlink:type="simple" xlink:show="embed" xlink:actuate="onLoad">
            <text:p text:style-name="P1">CSV Source</text:p>
            <text:p text:style-name="P1"/>
          </draw:image>
        </draw:frame>
        <draw:custom-shape draw:style-name="gr2" draw:text-style-name="P1" xml:id="id3" draw:id="id3" draw:layer="layout" svg:width="2.286cm" svg:height="6.985cm" svg:x="16.24cm" svg:y="10.779cm">
          <text:p text:style-name="P1">AMQP</text:p>
          <text:p text:style-name="P1">Work</text:p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845cm" svg:y1="4.826cm" svg:x2="3.413cm" svg:y2="10.461cm" draw:start-shape="id1" draw:start-glue-point="2" draw:end-shape="id2" draw:end-glue-point="3" svg:d="M2845 4826v5635h568" svg:viewBox="0 0 569 5636">
          <text:p text:style-name="P1"/>
          <text:p text:style-name="P1"/>
        </draw:connector>
        <draw:custom-shape draw:style-name="gr4" draw:text-style-name="P1" xml:id="id4" draw:id="id4" draw:layer="layout" svg:width="3.937cm" svg:height="4.064cm" svg:x="6.715cm" svg:y="20.558cm">
          <text:p text:style-name="P1">Translator</text:p>
          <text:p text:style-name="P1">(AMQP </text:p>
          <text:p text:style-name="P1">Consumer)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3.937cm" svg:height="4.064cm" svg:x="11.033cm" svg:y="20.558cm">
          <text:p text:style-name="P1">Translator</text:p>
          <text:p text:style-name="P1">(AMQP </text:p>
          <text:p text:style-name="P1">Consumer)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3.937cm" svg:height="4.064cm" svg:x="15.351cm" svg:y="20.558cm">
          <text:p text:style-name="P1">Translator</text:p>
          <text:p text:style-name="P1">(AMQP </text:p>
          <text:p text:style-name="P1">Consumer)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7.383cm" svg:y1="17.764cm" svg:x2="8.683cm" svg:y2="20.558cm" draw:start-shape="id3" draw:start-glue-point="2" draw:end-shape="id4" draw:end-glue-point="0" svg:d="M17383 17764v1397h-8700v1397" svg:viewBox="0 0 8701 2795">
          <text:p/>
        </draw:connector>
        <draw:connector draw:style-name="gr5" draw:text-style-name="P1" draw:layer="layout" svg:x1="17.383cm" svg:y1="17.764cm" svg:x2="13.001cm" svg:y2="20.558cm" draw:start-shape="id3" draw:start-glue-point="2" draw:end-shape="id5" draw:end-glue-point="0" svg:d="M17383 17764v1397h-4382v1397" svg:viewBox="0 0 4383 2795">
          <text:p/>
        </draw:connector>
        <draw:connector draw:style-name="gr5" draw:text-style-name="P1" draw:layer="layout" svg:x1="17.383cm" svg:y1="17.764cm" svg:x2="17.319cm" svg:y2="20.558cm" draw:start-shape="id3" draw:start-glue-point="2" draw:end-shape="id6" draw:end-glue-point="0" svg:d="M17383 17764v1397h-64v1397" svg:viewBox="0 0 65 2795">
          <text:p/>
        </draw:connector>
        <draw:custom-shape draw:style-name="gr6" draw:text-style-name="P2" xml:id="id9" draw:id="id9" draw:layer="layout" svg:width="4.191cm" svg:height="3.937cm" svg:x="6.08cm" svg:y="1.508cm">
          <text:p><text:span text:style-name="T1">{</text:span></text:p>
          <text:p><text:span text:style-name="T1"><text:s text:c="4"/></text:span><text:span text:style-name="T1">"sourcePosition":2,</text:span></text:p>
          <text:p><text:span text:style-name="T1"><text:s text:c="4"/></text:span><text:span text:style-name="T1">"columnType":"DATA",</text:span></text:p>
          <text:p><text:span text:style-name="T1"><text:s text:c="4"/></text:span><text:span text:style-name="T1">"valueMapping":{</text:span></text:p>
          <text:p><text:span text:style-name="T1"><text:s text:c="10"/></text:span><text:span text:style-name="T1">"dataType":"NUMERIC",</text:span></text:p>
          <text:p><text:span text:style-name="T1"><text:s text:c="10"/></text:span><text:span text:style-name="T1">"destinationColumn":"score",</text:span></text:p>
          <text:p><text:span text:style-name="T1"><text:s text:c="10"/></text:span><text:span text:style-name="T1">"destinationPosition":2</text:span></text:p>
          <text:p><text:span text:style-name="T1"><text:s text:c="4"/></text:span><text:span text:style-name="T1">},</text:span></text:p>
          <text:p><text:span text:style-name="T1"><text:s text:c="4"/></text:span><text:span text:style-name="T1">"headerDestinationColumn":"subject",</text:span></text:p>
          <text:p><text:span text:style-name="T1"><text:s text:c="4"/></text:span><text:span text:style-name="T1">"headerDestinationValue":"Science",</text:span></text:p>
          <text:p><text:span text:style-name="T1"><text:s text:c="4"/></text:span><text:span text:style-name="T1">"headerDestinationPosition":1</text:span></text:p>
          <text:p><text:span text:style-name="T1"><text:s text:c="2"/></text:span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2.921cm" svg:height="2.413cm" svg:x="3.413cm" svg:y="9.255cm">
          <text:p text:style-name="P1">FTP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4.191cm" svg:height="3.683cm" svg:x="8.747cm" svg:y="10.652cm">
          <text:p text:style-name="P1">Batch </text:p>
          <text:p text:style-name="P1">AMQP</text:p>
          <text:p text:style-name="P1">Produc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6.334cm" svg:y1="10.461cm" svg:x2="8.747cm" svg:y2="12.493cm" draw:start-shape="id2" draw:start-glue-point="1" draw:end-shape="id7" draw:end-glue-point="3" svg:d="M6334 10461h1206v2032h1207" svg:viewBox="0 0 2414 2033">
          <text:p/>
        </draw:connector>
        <draw:connector draw:style-name="gr5" draw:text-style-name="P1" draw:layer="layout" svg:x1="12.938cm" svg:y1="12.493cm" svg:x2="16.24cm" svg:y2="14.271cm" draw:start-shape="id7" draw:start-glue-point="1" draw:end-shape="id3" draw:end-glue-point="3" svg:d="M12938 12493h1651v1778h1651" svg:viewBox="0 0 3303 1779">
          <text:p/>
        </draw:connector>
        <draw:frame draw:style-name="gr1" draw:text-style-name="P1" xml:id="id8" draw:id="id8" draw:layer="layout" svg:width="3.937cm" svg:height="3.683cm" svg:x="1.127cm" svg:y="22.082cm">
          <draw:image xlink:href="Pictures/100002010000025800000227F04DA46F.png" xlink:type="simple" xlink:show="embed" xlink:actuate="onLoad">
            <text:p text:style-name="P1">Datastore</text:p>
          </draw:image>
        </draw:frame>
        <draw:connector draw:style-name="gr5" draw:text-style-name="P1" draw:layer="layout" svg:x1="8.683cm" svg:y1="24.622cm" svg:x2="3.095cm" svg:y2="25.765cm" draw:start-shape="id4" draw:start-glue-point="2" draw:end-shape="id8" svg:d="M8683 24622v1643h-5588v-500" svg:viewBox="0 0 5589 1644">
          <text:p/>
        </draw:connector>
        <draw:connector draw:style-name="gr5" draw:text-style-name="P1" draw:layer="layout" svg:x1="13.001cm" svg:y1="24.622cm" svg:x2="3.095cm" svg:y2="25.765cm" draw:start-shape="id5" draw:start-glue-point="2" draw:end-shape="id8" draw:end-glue-point="2" svg:d="M13001 24622v1643h-9906v-500" svg:viewBox="0 0 9907 1644">
          <text:p/>
        </draw:connector>
        <draw:connector draw:style-name="gr5" draw:text-style-name="P1" draw:layer="layout" svg:x1="17.319cm" svg:y1="24.622cm" svg:x2="3.095cm" svg:y2="25.765cm" draw:start-shape="id6" draw:start-glue-point="2" draw:end-shape="id8" draw:end-glue-point="2" svg:d="M17319 24622v1643h-14224v-500" svg:viewBox="0 0 14225 1644">
          <text:p/>
        </draw:connector>
        <draw:frame draw:style-name="gr8" draw:layer="layout" svg:width="6.924cm" svg:height="0.962cm" svg:x="8.515cm" svg:y="1.517cm">
          <draw:text-box>
            <text:p text:style-name="P1">Import/Export Mapping</text:p>
          </draw:text-box>
        </draw:frame>
        <draw:connector draw:style-name="gr5" draw:text-style-name="P1" draw:layer="layout" svg:x1="8.175cm" svg:y1="5.445cm" svg:x2="4.873cm" svg:y2="9.255cm" draw:start-shape="id9" draw:start-glue-point="2" draw:end-shape="id2" draw:end-glue-point="0" svg:d="M8175 5445v1904h-3302v1906" svg:viewBox="0 0 3303 38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0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5.5pt" fo:font-weight="bold" style:font-name-asian="Arial Unicode MS1" style:font-family-asian="'Arial Unicode M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3.5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Contents" style:display-name="Table Content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fo:font-size="10pt" style:font-size-asian="10pt" style:font-size-complex="10pt"/>
    </style:style>
    <style:style style:name="Caption" style:family="graphic">
      <style:paragraph-properties fo:margin-top="0.374cm" fo:margin-bottom="0.374cm" style:text-autospace="none"/>
      <style:text-properties fo:font-size="10pt" fo:font-style="italic" style:font-size-asian="10pt" style:font-style-asian="italic" style:font-size-complex="10pt" style:font-style-complex="italic"/>
    </style:style>
    <style:style style:name="List" style:family="graphic">
      <style:paragraph-properties fo:margin-top="0cm" fo:margin-bottom="0.436cm" fo:line-height="120%" style:text-autospace="none"/>
      <style:text-properties fo:font-size="10pt" style:font-size-asian="10pt" style:font-size-complex="10pt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1T10:03:11.379259000</meta:creation-date>
    <dc:date>2014-07-01T19:40:41.154127000</dc:date>
    <meta:editing-duration>PT4M58S</meta:editing-duration>
    <meta:editing-cycles>2</meta:editing-cycles>
    <meta:generator>LibreOffice/4.2.5.2$MacOSX_X86_64 LibreOffice_project/61cb170a04bb1f12e77c884eab9192be736ec5f5</meta:generator>
    <meta:document-statistic meta:object-count="20"/>
  </office:meta>
</office:document-meta>
</file>